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3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ear_bow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2" calcext:value-type="float">
            <text:p>0.67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3" calcext:value-type="float">
            <text:p>0.653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3" calcext:value-type="float">
            <text:p>0.623</text:p>
          </table:table-cell>
        </table:table-row>
      </table:table>
      <table:table table:name="linear_tfidf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9" calcext:value-type="float">
            <text:p>0.65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53" calcext:value-type="float">
            <text:p>0.653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.618" calcext:value-type="float">
            <text:p>0.618</text:p>
          </table:table-cell>
        </table:table-row>
      </table:table>
      <table:table table:name="rbf_bow" table:style-name="ta1">
        <table:table-column table:style-name="co1" table:number-columns-repeated="2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gamma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style-name="ce3" office:value-type="float" office:value="0.531" calcext:value-type="float">
            <text:p>0.531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0.647" calcext:value-type="float">
            <text:p>0.64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</table:table-row>
      </table:table>
      <table:table table:name="rbf_tfidf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68" calcext:value-type="float">
            <text:p>0.68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698" calcext:value-type="float">
            <text:p>0.698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671" calcext:value-type="float">
            <text:p>0.671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01" calcext:value-type="float">
            <text:p>0.70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92" calcext:value-type="float">
            <text:p>0.692</text:p>
          </table:table-cell>
        </table:table-row>
      </table:table>
      <table:table table:name="poly_bow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65" calcext:value-type="float">
            <text:p>0.36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65" calcext:value-type="float">
            <text:p>0.36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65" calcext:value-type="float">
            <text:p>0.36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68" calcext:value-type="float">
            <text:p>0.36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383" calcext:value-type="float">
            <text:p>0.383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368" calcext:value-type="float">
            <text:p>0.36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383" calcext:value-type="float">
            <text:p>0.383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405" calcext:value-type="float">
            <text:p>0.405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364" calcext:value-type="float">
            <text:p>0.36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373" calcext:value-type="float">
            <text:p>0.37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12" calcext:value-type="float">
            <text:p>0.41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29" calcext:value-type="float">
            <text:p>0.429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63" calcext:value-type="float">
            <text:p>0.463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64" calcext:value-type="float">
            <text:p>0.36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64" calcext:value-type="float">
            <text:p>0.36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68" calcext:value-type="float">
            <text:p>0.36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69" calcext:value-type="float">
            <text:p>0.369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04" calcext:value-type="float">
            <text:p>0.40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06" calcext:value-type="float">
            <text:p>0.406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.4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office:value-type="float" office:value="0.399" calcext:value-type="float">
            <text:p>0.399</text:p>
          </table:table-cell>
        </table:table-row>
      </table:table>
      <table:table table:name="poly_tfidf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91" calcext:value-type="float">
            <text:p>0.491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78" calcext:value-type="float">
            <text:p>0.478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48" calcext:value-type="float">
            <text:p>0.348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5" calcext:value-type="float">
            <text:p>0.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3:46:14.8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3:38:03.327000000</meta:creation-date>
    <dc:date>2023-11-29T23:48:21.322000000</dc:date>
    <meta:editing-duration>PT1H13M24S</meta:editing-duration>
    <meta:editing-cycles>10</meta:editing-cycles>
    <meta:generator>LibreOffice/7.6.1.2$Windows_X86_64 LibreOffice_project/f5defcebd022c5bc36bbb79be232cb6926d8f674</meta:generator>
    <meta:document-statistic meta:table-count="6" meta:cell-count="624" meta:object-count="0"/>
  </office:meta>
</office:document-meta>
</file>